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2.55mm" svg:height="127.43mm" svg:x="144.83mm" svg:y="8.25mm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 office:value-type="string" calcext:value-type="string">
            <text:p>X: lambda2/lambda1</text:p>
          </table:table-cell>
          <table:table-cell office:value-type="string" calcext:value-type="string">
            <text:p>Simulation E2 </text:p>
          </table:table-cell>
          <table:table-cell office:value-type="string" calcext:value-type="string">
            <text:p>Analytic E2</text:p>
          </table:table-cell>
          <table:table-cell office:value-type="string" calcext:value-type="string">
            <text:p>Simulation E3</text:p>
          </table:table-cell>
          <table:table-cell office:value-type="string" calcext:value-type="string">
            <text:p>Analytic E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92235664525599" calcext:value-type="float">
            <text:p>0.1922356645</text:p>
          </table:table-cell>
          <table:table-cell office:value-type="float" office:value="0.203545100351221" calcext:value-type="float">
            <text:p>0.2035451004</text:p>
          </table:table-cell>
          <table:table-cell office:value-type="float" office:value="0.18683144981049" calcext:value-type="float">
            <text:p>0.1868314498</text:p>
          </table:table-cell>
          <table:table-cell office:value-type="float" office:value="0.191160598815218" calcext:value-type="float">
            <text:p>0.19116059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73929151988769" calcext:value-type="float">
            <text:p>0.273929152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249088759163829" calcext:value-type="float">
            <text:p>0.2490887592</text:p>
          </table:table-cell>
          <table:table-cell office:value-type="float" office:value="0.256372016245909" calcext:value-type="float">
            <text:p>0.25637201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36508532543048" calcext:value-type="float">
            <text:p>0.3365085325</text:p>
          </table:table-cell>
          <table:table-cell office:value-type="float" office:value="0.342768507119175" calcext:value-type="float">
            <text:p>0.3427685071</text:p>
          </table:table-cell>
          <table:table-cell office:value-type="float" office:value="0.310259696543083" calcext:value-type="float">
            <text:p>0.3102596965</text:p>
          </table:table-cell>
          <table:table-cell office:value-type="float" office:value="0.318158694584657" calcext:value-type="float">
            <text:p>0.31815869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83974552716626" calcext:value-type="float">
            <text:p>0.3839745527</text:p>
          </table:table-cell>
          <table:table-cell office:value-type="float" office:value="0.392150740050487" calcext:value-type="float">
            <text:p>0.3921507401</text:p>
          </table:table-cell>
          <table:table-cell office:value-type="float" office:value="0.363413855928472" calcext:value-type="float">
            <text:p>0.3634138559</text:p>
          </table:table-cell>
          <table:table-cell office:value-type="float" office:value="0.370366286949357" calcext:value-type="float">
            <text:p>0.370366286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408364683051021" calcext:value-type="float">
            <text:p>0.4083646831</text:p>
          </table:table-cell>
          <table:table-cell office:value-type="float" office:value="0.413960471381208" calcext:value-type="float">
            <text:p>0.4139604714</text:p>
          </table:table-cell>
          <table:table-cell office:value-type="float" office:value="0.392212772682831" calcext:value-type="float">
            <text:p>0.3922127727</text:p>
          </table:table-cell>
          <table:table-cell office:value-type="float" office:value="0.39535178221885" calcext:value-type="float">
            <text:p>0.39535178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19286654929744" calcext:value-type="float">
            <text:p>0.4192866549</text:p>
          </table:table-cell>
          <table:table-cell office:value-type="float" office:value="0.426729779144804" calcext:value-type="float">
            <text:p>0.4267297791</text:p>
          </table:table-cell>
          <table:table-cell office:value-type="float" office:value="0.412344010499939" calcext:value-type="float">
            <text:p>0.4123440105</text:p>
          </table:table-cell>
          <table:table-cell office:value-type="float" office:value="0.41057709892059" calcext:value-type="float">
            <text:p>0.410577098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431343361163041" calcext:value-type="float">
            <text:p>0.4313433612</text:p>
          </table:table-cell>
          <table:table-cell office:value-type="float" office:value="0.435295746256077" calcext:value-type="float">
            <text:p>0.4352957463</text:p>
          </table:table-cell>
          <table:table-cell office:value-type="float" office:value="0.420837248791014" calcext:value-type="float">
            <text:p>0.4208372488</text:p>
          </table:table-cell>
          <table:table-cell office:value-type="float" office:value="0.421028756774707" calcext:value-type="float">
            <text:p>0.421028756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435533953640603" calcext:value-type="float">
            <text:p>0.4355339536</text:p>
          </table:table-cell>
          <table:table-cell office:value-type="float" office:value="0.441525629437284" calcext:value-type="float">
            <text:p>0.4415256294</text:p>
          </table:table-cell>
          <table:table-cell office:value-type="float" office:value="0.433878285893758" calcext:value-type="float">
            <text:p>0.4338782859</text:p>
          </table:table-cell>
          <table:table-cell office:value-type="float" office:value="0.428739960352412" calcext:value-type="float">
            <text:p>0.42873996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441165623228327" calcext:value-type="float">
            <text:p>0.4411656232</text:p>
          </table:table-cell>
          <table:table-cell office:value-type="float" office:value="0.446306218339794" calcext:value-type="float">
            <text:p>0.4463062183</text:p>
          </table:table-cell>
          <table:table-cell office:value-type="float" office:value="0.432333496666397" calcext:value-type="float">
            <text:p>0.4323334967</text:p>
          </table:table-cell>
          <table:table-cell office:value-type="float" office:value="0.434712655701637" calcext:value-type="float">
            <text:p>0.43471265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449681448899202" calcext:value-type="float">
            <text:p>0.4496814489</text:p>
          </table:table-cell>
          <table:table-cell office:value-type="float" office:value="0.450117635980677" calcext:value-type="float">
            <text:p>0.450117636</text:p>
          </table:table-cell>
          <table:table-cell office:value-type="float" office:value="0.437674936568414" calcext:value-type="float">
            <text:p>0.4376749366</text:p>
          </table:table-cell>
          <table:table-cell office:value-type="float" office:value="0.439504023088009" calcext:value-type="float">
            <text:p>0.4395040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00:04:56.167616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1:53:49.957431881</meta:creation-date>
    <dc:date>2015-10-26T00:10:45.047947492</dc:date>
    <meta:editing-duration>PT20M51S</meta:editing-duration>
    <meta:editing-cycles>2</meta:editing-cycles>
    <meta:generator>LibreOffice/4.4.2.2$Linux_X86_64 LibreOffice_project/4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56cm" svg:height="12.744cm" xlink:href=".." xlink:type="simple" chart:class="chart:scatter" chart:style-name="ch1">
        <chart:legend svg:x="12.954cm" svg:y="5.087cm" style:legend-expansion="custom" chartooo:width="3.965cm" chartooo:height="2.092cm" style:legend-expansion-aspect-ratio="1.8953154875717" chart:style-name="ch2"/>
        <chart:plot-area chart:style-name="ch3" table:cell-range-address="Sheet1.A1:Sheet1.E11" chart:data-source-has-labels="row" svg:x="1.376cm" svg:y="0.254cm" svg:width="16.515cm" svg:height="11.255cm">
          <chartooo:coordinate-region svg:x="2.288cm" svg:y="0.453cm" svg:width="15.416cm" svg:height="10.409cm"/>
          <chart:axis chart:dimension="x" chart:name="primary-x" chart:style-name="ch4">
            <chart:title svg:x="9.192cm" svg:y="11.763cm" chart:style-name="ch5">
              <text:p>λ2/λ1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578cm" svg:y="7.51cm" chart:style-name="ch7">
              <text:p>Cooperation Probability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series chart:style-name="ch10" chart:values-cell-range-address="Sheet1.D2:Sheet1.D11" chart:label-cell-address="Sheet1.D1:Sheet1.D1" chart:class="chart:scatter">
            <chart:data-point chart:repeated="10"/>
          </chart:series>
          <chart:series chart:style-name="ch11" chart:values-cell-range-address="Sheet1.E2:Sheet1.E11" chart:label-cell-address="Sheet1.E1:Sheet1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 E2 </text:p>
                <draw:g>
                  <svg:desc>Sheet1.B1:Sheet1.B1</svg:desc>
                </draw:g>
              </table:table-cell>
              <table:table-cell office:value-type="string">
                <text:p>Analytic E2</text:p>
                <draw:g>
                  <svg:desc>Sheet1.C1:Sheet1.C1</svg:desc>
                </draw:g>
              </table:table-cell>
              <table:table-cell office:value-type="string">
                <text:p>Simulation E3</text:p>
                <draw:g>
                  <svg:desc>Sheet1.D1:Sheet1.D1</svg:desc>
                </draw:g>
              </table:table-cell>
              <table:table-cell office:value-type="string">
                <text:p>Analytic E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192235664525599">
                <text:p>0.192235664525599</text:p>
                <draw:g>
                  <svg:desc>Sheet1.B2:Sheet1.B11</svg:desc>
                </draw:g>
              </table:table-cell>
              <table:table-cell office:value-type="float" office:value="0.203545100351221">
                <text:p>0.203545100351221</text:p>
                <draw:g>
                  <svg:desc>Sheet1.C2:Sheet1.C11</svg:desc>
                </draw:g>
              </table:table-cell>
              <table:table-cell office:value-type="float" office:value="0.18683144981049">
                <text:p>0.18683144981049</text:p>
                <draw:g>
                  <svg:desc>Sheet1.D2:Sheet1.D11</svg:desc>
                </draw:g>
              </table:table-cell>
              <table:table-cell office:value-type="float" office:value="0.191160598815218">
                <text:p>0.191160598815218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929151988769">
                <text:p>0.27392915198876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49088759163829">
                <text:p>0.249088759163829</text:p>
              </table:table-cell>
              <table:table-cell office:value-type="float" office:value="0.256372016245909">
                <text:p>0.256372016245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36508532543048">
                <text:p>0.336508532543048</text:p>
              </table:table-cell>
              <table:table-cell office:value-type="float" office:value="0.342768507119175">
                <text:p>0.342768507119175</text:p>
              </table:table-cell>
              <table:table-cell office:value-type="float" office:value="0.310259696543083">
                <text:p>0.310259696543083</text:p>
              </table:table-cell>
              <table:table-cell office:value-type="float" office:value="0.318158694584657">
                <text:p>0.318158694584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3974552716626">
                <text:p>0.383974552716626</text:p>
              </table:table-cell>
              <table:table-cell office:value-type="float" office:value="0.392150740050487">
                <text:p>0.392150740050487</text:p>
              </table:table-cell>
              <table:table-cell office:value-type="float" office:value="0.363413855928472">
                <text:p>0.363413855928472</text:p>
              </table:table-cell>
              <table:table-cell office:value-type="float" office:value="0.370366286949357">
                <text:p>0.370366286949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408364683051021">
                <text:p>0.408364683051021</text:p>
              </table:table-cell>
              <table:table-cell office:value-type="float" office:value="0.413960471381208">
                <text:p>0.413960471381208</text:p>
              </table:table-cell>
              <table:table-cell office:value-type="float" office:value="0.392212772682831">
                <text:p>0.392212772682831</text:p>
              </table:table-cell>
              <table:table-cell office:value-type="float" office:value="0.39535178221885">
                <text:p>0.3953517822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419286654929744">
                <text:p>0.419286654929744</text:p>
              </table:table-cell>
              <table:table-cell office:value-type="float" office:value="0.426729779144804">
                <text:p>0.426729779144804</text:p>
              </table:table-cell>
              <table:table-cell office:value-type="float" office:value="0.412344010499939">
                <text:p>0.412344010499939</text:p>
              </table:table-cell>
              <table:table-cell office:value-type="float" office:value="0.41057709892059">
                <text:p>0.41057709892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431343361163041">
                <text:p>0.431343361163041</text:p>
              </table:table-cell>
              <table:table-cell office:value-type="float" office:value="0.435295746256077">
                <text:p>0.435295746256077</text:p>
              </table:table-cell>
              <table:table-cell office:value-type="float" office:value="0.420837248791014">
                <text:p>0.420837248791014</text:p>
              </table:table-cell>
              <table:table-cell office:value-type="float" office:value="0.421028756774707">
                <text:p>0.421028756774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435533953640603">
                <text:p>0.435533953640603</text:p>
              </table:table-cell>
              <table:table-cell office:value-type="float" office:value="0.441525629437284">
                <text:p>0.441525629437284</text:p>
              </table:table-cell>
              <table:table-cell office:value-type="float" office:value="0.433878285893758">
                <text:p>0.433878285893758</text:p>
              </table:table-cell>
              <table:table-cell office:value-type="float" office:value="0.428739960352412">
                <text:p>0.428739960352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441165623228327">
                <text:p>0.441165623228327</text:p>
              </table:table-cell>
              <table:table-cell office:value-type="float" office:value="0.446306218339794">
                <text:p>0.446306218339794</text:p>
              </table:table-cell>
              <table:table-cell office:value-type="float" office:value="0.432333496666397">
                <text:p>0.432333496666397</text:p>
              </table:table-cell>
              <table:table-cell office:value-type="float" office:value="0.434712655701637">
                <text:p>0.434712655701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449681448899202">
                <text:p>0.449681448899202</text:p>
              </table:table-cell>
              <table:table-cell office:value-type="float" office:value="0.450117635980677">
                <text:p>0.450117635980677</text:p>
              </table:table-cell>
              <table:table-cell office:value-type="float" office:value="0.437674936568414">
                <text:p>0.437674936568414</text:p>
              </table:table-cell>
              <table:table-cell office:value-type="float" office:value="0.439504023088009">
                <text:p>0.439504023088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